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89000000E217771E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Arrow" draw:marker-start-width="0.15cm" draw:marker-end="" draw:marker-end-width="0.1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color="#ff0000" fo:font-size="12pt" fo:font-weight="normal" style:letter-kerning="false" style:font-size-asian="12pt" style:font-weight-asian="normal" style:font-size-complex="12pt" style:font-weight-complex="normal"/>
    </style:style>
    <style:style style:name="T1" style:family="text">
      <style:text-properties fo:color="#ff0000" fo:font-size="12pt" fo:font-weight="normal" style:letter-kerning="false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4.135cm" svg:x="0.976cm" svg:y="8.34cm">
          <draw:image xlink:href="Pictures/1000000000000589000000E217771E9F.png" xlink:type="simple" xlink:show="embed" xlink:actuate="onLoad">
            <text:p/>
          </draw:image>
        </draw:frame>
        <draw:line draw:style-name="gr2" draw:text-style-name="P1" draw:layer="layout" svg:x1="6.55cm" svg:y1="10.85cm" svg:x2="6.8cm" svg:y2="11.55cm">
          <text:p/>
        </draw:line>
        <draw:frame draw:style-name="gr3" draw:text-style-name="P3" draw:layer="layout" svg:width="4.177cm" svg:height="0.725cm" svg:x="5.4cm" svg:y="11.5cm">
          <draw:text-box>
            <text:p text:style-name="P2"><text:span text:style-name="T1">Asynchronously set</text:span></text:p>
          </draw:text-box>
        </draw:frame>
        <draw:line draw:style-name="gr2" draw:text-style-name="P1" draw:layer="layout" svg:x1="23.05cm" svg:y1="10.8cm" svg:x2="21.75cm" svg:y2="11.6cm">
          <text:p/>
        </draw:line>
        <draw:frame draw:style-name="gr3" draw:text-style-name="P3" draw:layer="layout" svg:width="4.79cm" svg:height="0.725cm" svg:x="17.501cm" svg:y="11.501cm">
          <draw:text-box>
            <text:p text:style-name="P2"><text:span text:style-name="T1">Synchronously clea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10-01-08T15:38:38</dc:date>
    <meta:editing-duration>PT07H44M50S</meta:editing-duration>
    <meta:editing-cycles>29</meta:editing-cycles>
    <meta:generator>OpenOffice.org/3.1$Unix OpenOffice.org_project/310m21$Build-9319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